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textarea-horizontal-align="justify" draw:textarea-vertical-align="top" draw:auto-grow-height="false" fo:min-height="8.25cm" fo:min-width="13.3cm"/>
    </style:style>
    <style:style style:name="gr2" style:family="graphic" style:parent-style-name="standard">
      <style:graphic-properties draw:textarea-horizontal-align="justify" draw:textarea-vertical-align="middle" draw:auto-grow-height="false" fo:min-height="5.75cm" fo:min-width="11.8cm"/>
    </style:style>
    <style:style style:name="gr3" style:family="graphic" style:parent-style-name="standard">
      <style:graphic-properties draw:textarea-horizontal-align="justify" draw:textarea-vertical-align="middle" draw:auto-grow-height="false" fo:min-height="1.104cm" fo:min-width="3.854cm"/>
    </style:style>
    <style:style style:name="gr4" style:family="graphic" style:parent-style-name="standard">
      <style:graphic-properties draw:textarea-horizontal-align="justify" draw:textarea-vertical-align="middle" draw:auto-grow-height="false" fo:min-height="1.014cm" fo:min-width="4.464cm"/>
    </style:style>
    <style:style style:name="gr5" style:family="graphic" style:parent-style-name="standard">
      <style:graphic-properties draw:textarea-horizontal-align="justify" draw:textarea-vertical-align="middle" draw:auto-grow-height="false" fo:min-height="1.104cm" fo:min-width="3.754cm"/>
    </style:style>
    <style:style style:name="gr6" style:family="graphic" style:parent-style-name="standard">
      <style:graphic-properties draw:textarea-horizontal-align="justify" draw:textarea-vertical-align="middle" draw:auto-grow-height="false" fo:min-height="1.25cm" fo:min-width="5.7cm"/>
    </style:style>
    <style:style style:name="gr7" style:family="graphic" style:parent-style-name="standard">
      <style:graphic-properties draw:textarea-horizontal-align="justify" draw:textarea-vertical-align="middle" draw:auto-grow-height="false" fo:min-height="1.15cm" fo:min-width="5.7cm"/>
    </style:style>
    <style:style style:name="gr8" style:family="graphic" style:parent-style-name="objectwithoutfill">
      <style:graphic-properties draw:marker-end="Arrow" draw:marker-end-width="0.3cm" draw:fill="none" draw:textarea-vertical-align="bottom"/>
    </style:style>
    <style:style style:name="gr9" style:family="graphic" style:parent-style-name="standard">
      <style:graphic-properties draw:textarea-horizontal-align="justify" draw:textarea-vertical-align="middle" draw:auto-grow-height="false" fo:min-height="0.924cm" fo:min-width="9.574cm"/>
    </style:style>
    <style:style style:name="gr10" style:family="graphic" style:parent-style-name="standard">
      <style:graphic-properties draw:textarea-horizontal-align="justify" draw:textarea-vertical-align="middle" draw:auto-grow-height="false" fo:min-height="1.104cm" fo:min-width="9.454cm"/>
    </style:style>
    <style:style style:name="gr11" style:family="graphic" style:parent-style-name="standard">
      <style:graphic-properties draw:stroke="none" svg:stroke-color="#000000" draw:fill="none" draw:fill-color="#ffffff" draw:textarea-horizontal-align="left" draw:auto-grow-height="true" draw:auto-grow-width="true" fo:min-height="20.62cm" fo:min-width="24.339cm"/>
    </style:style>
    <style:style style:name="gr12" style:family="graphic" style:parent-style-name="objectwithoutfill">
      <style:graphic-properties draw:marker-end="Arrow" draw:marker-end-width="0.3cm" draw:fill="none" draw:textarea-vertical-align="top"/>
    </style:style>
    <style:style style:name="gr13" style:family="graphic" style:parent-style-name="standard">
      <style:graphic-properties draw:stroke="none" svg:stroke-color="#000000" draw:fill="none" draw:fill-color="#ffffff" draw:textarea-horizontal-align="left" draw:auto-grow-height="true" draw:auto-grow-width="false" fo:min-height="20.622cm" fo:min-width="0cm"/>
    </style:style>
    <style:style style:name="gr14" style:family="graphic" style:parent-style-name="standard">
      <style:graphic-properties draw:stroke="none" svg:stroke-color="#000000" draw:fill="none" draw:fill-color="#ffffff" fo:min-height="2.134cm"/>
    </style:style>
    <style:style style:name="gr15" style:family="graphic" style:parent-style-name="standard">
      <style:graphic-properties draw:textarea-horizontal-align="justify" draw:textarea-vertical-align="middle" draw:auto-grow-height="false" fo:min-height="1.869cm" fo:min-width="4.201cm"/>
    </style:style>
    <style:style style:name="gr16" style:family="graphic" style:parent-style-name="objectwithoutfill">
      <style:graphic-properties draw:marker-end="Arrow" draw:marker-end-width="0.3cm" draw:fill="none" draw:textarea-vertical-align="middle"/>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style:paragraph-properties fo:text-align="start"/>
    </style:style>
    <style:style style:name="P4" style:family="paragraph">
      <style:paragraph-properties fo:text-align="center"/>
    </style:style>
    <style:style style:name="P5" style:family="paragraph">
      <loext:graphic-properties draw:fill="none"/>
      <style:paragraph-properties fo:text-align="start"/>
    </style:style>
    <style:style style:name="P6" style:family="paragraph">
      <style:paragraph-properties fo:text-align="end"/>
    </style:style>
    <style:style style:name="P7" style:family="paragraph">
      <loext:graphic-properties draw:fill="none"/>
      <style:paragraph-properties fo:text-align="end"/>
    </style:style>
    <style:style style:name="P8" style:family="paragraph">
      <loext:graphic-properties draw:fill="none" draw:fill-color="#ffffff"/>
    </style:style>
    <style:style style:name="P9" style:family="paragraph">
      <loext:graphic-properties draw:fill="non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2" draw:layer="layout" svg:width="13.8cm" svg:height="8.5cm" svg:x="23.5cm" svg:y="4.1cm">
          <text:p text:style-name="P1"><text:span text:style-name="T1">taskListState</text:span></text:p>
          <draw:enhanced-geometry svg:viewBox="0 0 21600 21600" draw:type="rectangle" draw:enhanced-path="M 0 0 L 21600 0 21600 21600 0 21600 0 0 Z N"/>
        </draw:custom-shape>
        <draw:custom-shape draw:style-name="gr2" draw:text-style-name="P3" xml:id="id2" draw:id="id2" draw:layer="layout" svg:width="12.3cm" svg:height="6cm" svg:x="24.2cm" svg:y="6.2cm">
          <text:p text:style-name="P3">visible</text:p>
          <draw:enhanced-geometry svg:viewBox="0 0 21600 21600" draw:type="rectangle" draw:enhanced-path="M 0 0 L 21600 0 21600 21600 0 21600 0 0 Z N"/>
        </draw:custom-shape>
        <draw:custom-shape draw:style-name="gr3" draw:text-style-name="P4" xml:id="id7" draw:id="id7" draw:layer="layout" svg:width="4.5cm" svg:height="1.5cm" svg:x="8.6cm" svg:y="4.4cm">
          <text:p text:style-name="P4">task edi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3" draw:id="id3" draw:layer="layout" svg:width="5.1cm" svg:height="1.4cm" svg:x="2.1cm" svg:y="13.6cm">
          <text:p text:style-name="P4">task dele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xml:id="id1" draw:id="id1" draw:layer="layout" svg:width="4.4cm" svg:height="1.5cm" svg:x="1.6cm" svg:y="10.3cm">
          <text:p text:style-name="P4">task create</text:p>
          <draw:enhanced-geometry svg:viewBox="0 0 21600 21600"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8" draw:id="id8" draw:layer="layout" svg:width="6.2cm" svg:height="1.5cm" svg:x="29.2cm" svg:y="7cm">
          <text:p text:style-name="P4">html / task data</text:p>
          <draw:enhanced-geometry svg:viewBox="0 0 21600 21600" draw:type="rectangle" draw:enhanced-path="M 0 0 L 21600 0 21600 21600 0 21600 0 0 Z N"/>
        </draw:custom-shape>
        <draw:custom-shape draw:style-name="gr7" draw:text-style-name="P4" xml:id="id5" draw:id="id5" draw:layer="layout" svg:width="6.2cm" svg:height="1.4cm" svg:x="29.2cm" svg:y="10.3cm">
          <text:p text:style-name="P4">positions</text:p>
          <draw:enhanced-geometry svg:viewBox="0 0 21600 21600" draw:type="rectangle" draw:enhanced-path="M 0 0 L 21600 0 21600 21600 0 21600 0 0 Z N"/>
        </draw:custom-shape>
        <draw:connector draw:style-name="gr8" draw:text-style-name="P5" draw:layer="layout" svg:x1="3.8cm" svg:y1="10.3cm" svg:x2="24.2cm" svg:y2="9.2cm" draw:start-shape="id1" draw:start-glue-point="0" draw:end-shape="id2" draw:end-glue-point="3" svg:d="M3800 10300v-1100h20400" svg:viewBox="0 0 20401 1101">
          <text:p text:style-name="P3">added single task</text:p>
        </draw:connector>
        <draw:custom-shape draw:style-name="gr9" draw:text-style-name="P4" xml:id="id4" draw:id="id4" draw:layer="layout" svg:width="10.2cm" svg:height="1.3cm" svg:x="42.4cm" svg:y="12.3cm">
          <text:p text:style-name="P4">so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5" draw:layer="layout" svg:x1="7.2cm" svg:y1="14.3cm" svg:x2="30.35cm" svg:y2="12.2cm" draw:start-shape="id3" draw:start-glue-point="1" draw:end-shape="id2" draw:end-glue-point="2" svg:d="M7200 14300h23150v-2100" svg:viewBox="0 0 23151 2101">
          <text:p text:style-name="P3">removed single task</text:p>
        </draw:connector>
        <draw:connector draw:style-name="gr8" draw:text-style-name="P7" draw:layer="layout" svg:x1="47.5cm" svg:y1="12.3cm" svg:x2="35.4cm" svg:y2="11cm" draw:start-shape="id4" draw:start-glue-point="0" draw:end-shape="id5" svg:d="M47500 12300v-1300h-12100" svg:viewBox="0 0 12101 1301">
          <text:p text:style-name="P6">changed pos of multiple tasks</text:p>
        </draw:connector>
        <draw:custom-shape draw:style-name="gr10" draw:text-style-name="P4" xml:id="id6" draw:id="id6" draw:layer="layout" svg:width="10.1cm" svg:height="1.5cm" svg:x="42.4cm" svg:y="5.1cm">
          <text:p text:style-name="P4">filter (or searc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svg:x1="47.45cm" svg:y1="6.6cm" svg:x2="36.5cm" svg:y2="9.2cm" draw:start-shape="id6" draw:start-glue-point="2" draw:end-shape="id2" draw:end-glue-point="1" svg:d="M47450 6600v2600h-10950" svg:viewBox="0 0 10951 2601">
          <text:p text:style-name="P6">added / removed multiple tasks</text:p>
        </draw:connector>
        <draw:connector draw:style-name="gr8" draw:text-style-name="P5" draw:layer="layout" svg:x1="10.85cm" svg:y1="5.9cm" svg:x2="29.2cm" svg:y2="11cm" draw:start-shape="id7" draw:start-glue-point="2" draw:end-shape="id5" draw:end-glue-point="3" svg:d="M10850 5900v5100h18350" svg:viewBox="0 0 18351 5101">
          <text:p text:style-name="P3">changed pos of single task (sort sideeffect)</text:p>
        </draw:connector>
        <draw:connector draw:style-name="gr8" draw:text-style-name="P5" draw:layer="layout" svg:x1="10.85cm" svg:y1="5.9cm" svg:x2="29.2cm" svg:y2="7.75cm" draw:start-shape="id7" draw:start-glue-point="2" draw:end-shape="id8" draw:end-glue-point="3" svg:d="M10850 5900v1850h18350" svg:viewBox="0 0 18351 1851">
          <text:p text:style-name="P3">changed html of single task</text:p>
        </draw:connector>
        <draw:frame draw:style-name="gr11" draw:text-style-name="P8" draw:layer="layout" svg:width="27.375cm" svg:height="22.292cm" svg:x="1.161cm" svg:y="16.5cm">
          <draw:text-box>
            <text:p><text:span text:style-name="T2">TaskListEvent definition:</text:span> scope (single/multiple), changes (visible/html/positions)</text:p>
            <text:p/>
            <text:p>„create“: single,</text:p>
            <text:p><text:tab/>visible: added,</text:p>
            <text:p><text:tab/>position: inserted at pos</text:p>
            <text:p><text:tab/>html: inserted</text:p>
            <text:p>„createAll“: multiple,</text:p>
            <text:p><text:tab/>visible: added</text:p>
            <text:p><text:tab/>position: completly changed</text:p>
            <text:p><text:tab/>html: inserted</text:p>
            <text:p>„edit“: single,</text:p>
            <text:p><text:tab/>visible: maybe removed</text:p>
            <text:p><text:tab/>position: unchanged or removed or changed to other pos</text:p>
            <text:p><text:tab/>html: changed</text:p>
            <text:p>„delete“: single/multiple,</text:p>
            <text:p><text:tab/>visible: removed</text:p>
            <text:p>„filter“: multiple</text:p>
            <text:p><text:tab/>visible: maybe removed, maybe added</text:p>
            <text:p>sort: multiple</text:p>
            <text:p><text:tab/>positions: maybe completly changed</text:p>
            <text:p/>
            <text:p><text:span text:style-name="T2">Goals:</text:span></text:p>
            <text:p>1. If possible, selected tasks on client should stay open -&gt; try to avoid replacing tasks if possible</text:p>
            <text:p><text:tab/>-&gt; Tasks cannot stay open if removed from visible or changed html</text:p>
            <text:p><text:tab/>-&gt; Can stay open if these events occur:</text:p>
            <text:p><text:tab/><text:tab/>„create/-All (always)“</text:p>
            <text:p><text:tab/><text:tab/>„edit of another task“</text:p>
            <text:p><text:tab/><text:tab/>„delete of another task"</text:p>
            <text:p><text:tab/><text:tab/>„filter (if task does not get removed)“</text:p>
            <text:p><text:tab/><text:tab/>„sort (always)“</text:p>
            <text:p>2. Reduce the amount of synchronization work needed for the client to a minimum</text:p>
          </draw:text-box>
        </draw:frame>
        <draw:connector draw:style-name="gr12" draw:text-style-name="P5" draw:layer="layout" svg:x1="13.1cm" svg:y1="5.15cm" svg:x2="30.35cm" svg:y2="6.2cm" draw:start-shape="id7" draw:start-glue-point="1" draw:end-shape="id2" draw:end-glue-point="0" svg:d="M13100 5150h17250v1050" svg:viewBox="0 0 17251 1051">
          <text:p text:style-name="P3">removed task (filter sideeffect)</text:p>
        </draw:connector>
        <draw:frame draw:style-name="gr13" draw:text-style-name="P8" draw:layer="layout" svg:width="30.7cm" svg:height="20.872cm" svg:x="28.9cm" svg:y="16.628cm">
          <draw:text-box>
            <text:p><text:span text:style-name="T2">Position syncing:</text:span></text:p>
            <text:p/>
            <text:p>„sort“, „filter“ and „createAll“ events create a lot of desync between server &amp; client in position (filter/addAll indirectly by adding a lot of new positions, which aren't sorted on client). In this case, the client list must be sorted by a list from server with the correct order.</text:p>
            <text:p>General Principle:</text:p>
            <text:p>Create map (item- &gt; position) and write custom Comparator for jquery/array sort() method:</text:p>
            <text:p><text:a xlink:href="http://stackoverflow.com/questions/18129807/in-java-how-do-you-sort-one-list-based-on-another" xlink:type="simple">http://stackoverflow.com/questions/18129807/in-java-how-do-you-sort-one-list-based-on-another</text:a></text:p>
            <text:p>in js: <text:a xlink:href="http://stackoverflow.com/a/9755958/3552897" xlink:type="simple">http://stackoverflow.com/a/9755958/3552897</text:a></text:p>
            <text:p/>
            <text:p>„create“ adds a single position, so the server can just send the new position at which the element should be positioned.</text:p>
            <text:p/>
            <text:p>„edit“ potentially causes a task to change its position, because it may be sorted differently than before because of its different data. Similar to „create“: just send new position.</text:p>
            <text:p/>
            <text:p><text:span text:style-name="T2">HTML syncing:</text:span></text:p>
            <text:p>Most of the time tasks get either removed from visible (which autmatically removes html) or added to visible (which automatically adds html). The only event that can change html without changing visibility itself is „edit“.</text:p>
            <text:p>On „edit“, the new html must be sent to the client to overwrite the old html.</text:p>
            <text:p/>
            <text:p><text:span text:style-name="T2">HTML caching:</text:span></text:p>
            <text:p>If the client caches html, ALL task events must be redirected to the client, not just events concerning</text:p>
            <text:p>the currently visible tasks. Of those events, only the following events must be applied to the cache:</text:p>
            <text:p/>
            <text:p>- „edit“: html changes must be applied (otherwise wrong cached data when task becomes visible)</text:p>
            <text:p>- „delete“: task must be removed from cache (otherwise, if a new task with same id is created after <text:tab/><text:tab/><text:tab/>deletion, the client will still show the old deleted html from cache instead of new html)</text:p>
          </draw:text-box>
        </draw:frame>
        <draw:custom-shape draw:style-name="gr5" draw:text-style-name="P4" xml:id="id9" draw:id="id9" draw:layer="layout" svg:width="4.4cm" svg:height="1.5cm" svg:x="1.6cm" svg:y="6.6cm">
          <text:p text:style-name="P4">task createAl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9" draw:layer="layout" svg:x1="3.8cm" svg:y1="8.1cm" svg:x2="24.2cm" svg:y2="9.2cm" draw:start-shape="id9" draw:start-glue-point="2" draw:end-shape="id2" draw:end-glue-point="3" svg:d="M3800 8100v1100h20400" svg:viewBox="0 0 20401 1101">
          <text:p text:style-name="P3">added multiple tasks</text:p>
        </draw:connector>
        <draw:frame draw:style-name="gr14" draw:text-style-name="P8" draw:layer="layout" svg:width="50.1cm" svg:height="2.384cm" svg:x="1.1cm" svg:y="1.116cm">
          <draw:text-box>
            <text:p>Diagram explanation:</text:p>
            <text:p>The taskListState defines the state of a list of tasks. A task is either in the list or not (= visible). Each visible task has an index (position in the list) and its data/attributes (html).</text:p>
            <text:p>The diagram shows how the taskListState may get manipulated by various events. This is important, because the taskListState must be synced between server and client.</text:p>
          </draw:text-box>
        </draw:frame>
        <draw:custom-shape draw:style-name="gr15" draw:text-style-name="P4" xml:id="id10" draw:id="id10" draw:layer="layout" svg:width="4.7cm" svg:height="2.4cm" svg:x="48.6cm" svg:y="8.2cm">
          <text:p text:style-name="P4">Are triggered</text:p>
          <text:p text:style-name="P4">by html/data</text:p>
          <text:p text:style-name="P4">chang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6" draw:text-style-name="P9" draw:layer="layout" draw:type="line" svg:x1="50.95cm" svg:y1="8.2cm" svg:x2="47.45cm" svg:y2="6.6cm" draw:start-shape="id10" draw:start-glue-point="4" draw:end-shape="id6" draw:end-glue-point="2" svg:d="M50950 8200l-3500-1600" svg:viewBox="0 0 3501 1601">
          <text:p/>
        </draw:connector>
        <draw:connector draw:style-name="gr16" draw:text-style-name="P9" draw:layer="layout" draw:type="line" svg:x1="50.95cm" svg:y1="10.6cm" svg:x2="47.5cm" svg:y2="12.3cm" draw:start-shape="id10" draw:start-glue-point="6" draw:end-shape="id4" draw:end-glue-point="0" svg:d="M50950 10600l-3450 1700" svg:viewBox="0 0 3451 1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0.7cm" fo:page-height="4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0T13:49:58.056000000</meta:creation-date>
    <dc:date>2016-05-25T02:23:09.089000000</dc:date>
    <meta:editing-duration>PT1H42M30S</meta:editing-duration>
    <meta:editing-cycles>34</meta:editing-cycles>
    <meta:generator>LibreOffice/5.0.4.2$Windows_x86 LibreOffice_project/2b9802c1994aa0b7dc6079e128979269cf95bc78</meta:generator>
    <meta:document-statistic meta:object-count="24"/>
  </office:meta>
</office:document-meta>
</file>